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1d73" officeooo:paragraph-rsid="00061d73"/>
    </style:style>
    <style:style style:name="P2" style:family="paragraph" style:parent-style-name="Standard">
      <style:text-properties officeooo:rsid="0006fae0" officeooo:paragraph-rsid="0006fae0"/>
    </style:style>
    <style:style style:name="P3" style:family="paragraph" style:parent-style-name="Standard">
      <style:text-properties officeooo:rsid="00084770" officeooo:paragraph-rsid="00084770"/>
    </style:style>
    <style:style style:name="P4" style:family="paragraph" style:parent-style-name="Standard">
      <style:text-properties officeooo:rsid="0008e991" officeooo:paragraph-rsid="0008e991"/>
    </style:style>
    <style:style style:name="P5" style:family="paragraph" style:parent-style-name="Standard">
      <style:text-properties officeooo:rsid="000a4d6d" officeooo:paragraph-rsid="000a4d6d"/>
    </style:style>
    <style:style style:name="P6" style:family="paragraph" style:parent-style-name="Standard">
      <style:text-properties officeooo:rsid="000c902a" officeooo:paragraph-rsid="000c902a"/>
    </style:style>
    <style:style style:name="P7" style:family="paragraph" style:parent-style-name="Standard">
      <style:text-properties officeooo:rsid="000d8a28" officeooo:paragraph-rsid="000d8a28"/>
    </style:style>
    <style:style style:name="T1" style:family="text">
      <style:text-properties officeooo:rsid="000bc2ec"/>
    </style:style>
    <style:style style:name="T2" style:family="text">
      <style:text-properties officeooo:rsid="000c90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 UyA Practica 1:</text:p>
      <text:p text:style-name="P1"/>
      <text:p text:style-name="P1">WWW != URL → Web != Internet</text:p>
      <text:p text:style-name="P2">El puerto principal es el 80</text:p>
      <text:p text:style-name="P2">Cuando accedemos al ssh es con el puerto 22</text:p>
      <text:p text:style-name="P3">Si en la ruta de acceso no ponemos ning<text:span text:style-name="T1">ú</text:span>n archivo, el servidor env<text:span text:style-name="T1">í</text:span>a por defecto la ruta al “index.html” de esa pagina.</text:p>
      <text:p text:style-name="P4">User-Agent = Cual es el motor del navegador que se este usando.</text:p>
      <text:p text:style-name="P5">IMPORTANTE: C<text:span text:style-name="T2">ó</text:span>digo de retorno (Indica el estado de la petici<text:span text:style-name="T1">ó</text:span>n).</text:p>
      <text:p text:style-name="P5"/>
      <text:p text:style-name="P6">Cookie = Texto que envía el servidor para guardarlo en el navegador por si mas adelante se usa para continuar un proceso.</text:p>
      <text:p text:style-name="P6"/>
      <text:p text:style-name="P7">Traza de codigo = Ir linea a linea ejecutando un codigo para revisar que va hacien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09:40:27.709888719</meta:creation-date>
    <dc:date>2019-02-14T10:25:10.898244123</dc:date>
    <meta:editing-duration>PT44M42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08" meta:character-count="572" meta:non-whitespace-character-count="473"/>
  </office:meta>
</office:document-meta>
</file>